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fcbf"/>
    </style:style>
    <style:style style:name="P2" style:family="paragraph" style:parent-style-name="Standard">
      <style:paragraph-properties fo:text-align="center" style:justify-single-word="false"/>
      <style:text-properties officeooo:paragraph-rsid="0019fcbf"/>
    </style:style>
    <style:style style:name="P3" style:family="paragraph" style:parent-style-name="Standard">
      <style:paragraph-properties fo:text-align="start" style:justify-single-word="false"/>
      <style:text-properties officeooo:paragraph-rsid="0019fcbf"/>
    </style:style>
    <style:style style:name="P4" style:family="paragraph" style:parent-style-name="Standard">
      <style:paragraph-properties fo:text-align="start" style:justify-single-word="false"/>
      <style:text-properties officeooo:rsid="0019fcbf" officeooo:paragraph-rsid="0019fcbf"/>
    </style:style>
    <style:style style:name="P5" style:family="paragraph" style:parent-style-name="Standard">
      <style:paragraph-properties fo:text-align="start" style:justify-single-word="false"/>
      <style:text-properties officeooo:rsid="001b0685" officeooo:paragraph-rsid="001b0685"/>
    </style:style>
    <style:style style:name="P6" style:family="paragraph" style:parent-style-name="Standard">
      <style:paragraph-properties fo:text-align="start" style:justify-single-word="false"/>
      <style:text-properties officeooo:rsid="001ddd9e" officeooo:paragraph-rsid="001ddd9e"/>
    </style:style>
    <style:style style:name="P7" style:family="paragraph" style:parent-style-name="Standard">
      <style:paragraph-properties fo:text-align="start" style:justify-single-word="false"/>
      <style:text-properties officeooo:rsid="001c31b5" officeooo:paragraph-rsid="001c31b5"/>
    </style:style>
    <style:style style:name="P8" style:family="paragraph" style:parent-style-name="Standard">
      <style:paragraph-properties fo:text-align="start" style:justify-single-word="false"/>
      <style:text-properties officeooo:rsid="001fc8ca" officeooo:paragraph-rsid="001fc8ca"/>
    </style:style>
    <style:style style:name="T1" style:family="text">
      <style:text-properties officeooo:rsid="0019fcbf"/>
    </style:style>
    <style:style style:name="T2" style:family="text">
      <style:text-properties fo:font-size="16pt" officeooo:rsid="0019fcbf" style:font-size-asian="16pt" style:font-size-complex="16pt"/>
    </style:style>
    <style:style style:name="T3" style:family="text">
      <style:text-properties officeooo:rsid="0020c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AIN Lucas<text:line-break/>REVALIER Quentin</text:p>
      <text:p text:style-name="P3">2A31</text:p>
      <text:p text:style-name="P1"/>
      <text:p text:style-name="P2"><text:span text:style-name="T2">Rapport – Challenge R</text:span><text:line-break/></text:p>
      <text:p text:style-name="P4">Pour mener à bien ce projet nous avons principalement été chercher sur le web (forum, site de cours de R …). Par la suite nous avons regroupé toutes les informations trouvées et nous les avons combinées afin de mieux classifier les documents.</text:p>
      <text:p text:style-name="P4"/>
      <text:p text:style-name="P6">Nous avons principalement utilisé la méthode KPPV (k plus proches voisins) durant ce challenge.</text:p>
      <text:p text:style-name="P3"><text:line-break/><text:span text:style-name="T1">Méthodes</text:span> utilisée<text:span text:style-name="T1">s</text:span>:<text:line-break/>Classifieur 1-plus-proche-voisin<text:line-break/> <text:s text:c="3"/>Descripteurs = mots apparaissant au moins <text:span text:style-name="T3">4</text:span>00 fois dans le corpus<text:line-break/> <text:s text:c="3"/>Pondération = fréquence du mot dans le document<text:line-break/> <text:s text:c="3"/>Distance euclidienne <text:line-break/></text:p>
      <text:p text:style-name="P5">On a augmenté le nombre de mots dans le dictionnaire de mots supprimés afin d’améliorer le taux de réussite du classifieur.</text:p>
      <text:p text:style-name="P7">Nous avons aussi utilisé des fichiers de sauvegardes (fichiers .rds) afin de stocker les mots qui apparaissent plus de <text:span text:style-name="T3">4</text:span>00 fois dans les documents ainsi que la matrice de classification.</text:p>
      <text:p text:style-name="P8">Nous avons également remarqué que certains mots étaient inutiles, nous les avons regroupés dans motSuppr et nous les supprimons.</text:p>
      <text:p text:style-name="P3"/>
      <text:p text:style-name="P3">Librairies utilisées:<text:line-break/>NLP<text:line-break/>tm</text:p>
      <text:p text:style-name="P3"><text:line-break/><text:span text:style-name="T1">Taux d’erreur</text:span> calculée sur les données d'entraînement:<text:line-break/> <text:s text:c="3"/><text:span text:style-name="T1">Taux d’e</text:span>rreur d'apprentissage pour le classifieur des 1-PPV sur les données d'entraînement = <text:s/>0.2304762 soit 23.04762 %<text:line-break/> <text:s text:c="3"/>Taux de <text:span text:style-name="T1">réussite</text:span> pour le classifieur des 1-PPV sur les données d'entraînement = 0.7695238 soit 76.95238 %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7:11:58.273000000</meta:creation-date>
    <dc:date>2021-04-18T19:11:35.567699123</dc:date>
    <meta:editing-duration>PT50M5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204" meta:character-count="1349" meta:non-whitespace-character-count="1128"/>
  </office:meta>
</office:document-meta>
</file>